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ato sans" svg:font-family="'Nato sans'" style:font-family-generic="swiss"/>
    <style:font-face style:name="Lohit Kannada" svg:font-family="'Lohit Kannada'" style:font-pitch="variable"/>
    <style:font-face style:name="Noto Sans" svg:font-family="'Noto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Buhid" svg:font-family="'Noto Sans Buhi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0.9pt"/>
    </style:style>
    <style:style style:name="co2" style:family="table-column">
      <style:table-column-properties fo:break-before="auto" style:column-width="145.11pt"/>
    </style:style>
    <style:style style:name="co3" style:family="table-column">
      <style:table-column-properties fo:break-before="auto" style:column-width="186.8pt"/>
    </style:style>
    <style:style style:name="co4" style:family="table-column">
      <style:table-column-properties fo:break-before="auto" style:column-width="187.54pt"/>
    </style:style>
    <style:style style:name="co5" style:family="table-column">
      <style:table-column-properties fo:break-before="auto" style:column-width="195.31pt"/>
    </style:style>
    <style:style style:name="co6" style:family="table-column">
      <style:table-column-properties fo:break-before="auto" style:column-width="248.5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ro3" style:family="table-row">
      <style:table-row-properties style:row-height="14.91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dadada" style:text-outline="false" style:text-line-through-style="none" style:text-line-through-type="none" style:font-name="Noto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5.09999990463257pt" style:language-asian="none" style:country-asian="none" style:font-style-asian="normal" style:font-weight-asian="normal" style:font-name-complex="Noto Sans" style:font-size-complex="5.09999990463257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dadada" style:text-outline="false" style:text-line-through-style="none" style:text-line-through-type="none" style:font-name="Noto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10pt" style:language-asian="none" style:country-asian="none" style:font-style-asian="normal" style:font-weight-asian="normal" style:font-name-complex="Noto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Noto Sans Buhid" fo:font-size="10pt" style:font-size-asian="10pt" style:font-size-complex="10pt"/>
    </style:style>
    <style:style style:name="ce6" style:family="table-cell" style:parent-style-name="Default" style:data-style-name="N61"/>
    <style:style style:name="ce7" style:family="table-cell" style:parent-style-name="Default">
      <style:text-properties style:text-outline="false" style:text-line-through-style="none" style:text-line-through-type="none" style:font-name="Liberation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5pt" style:language-asian="zh" style:country-asian="CN" style:font-style-asian="normal" style:font-weight-asian="normal" style:font-name-complex="Lohit Devanagar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language-asian="none" style:country-asian="none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5.09999990463257pt" style:font-size-asian="5.09999990463257pt" style:font-name-complex="Noto Sans" style:font-name-asian="Noto Sans" style:language-complex="none" style:country-complex="none" fo:color="#dadada" fo:language="none" fo:country="none" style:text-line-through-mode="continuous" fo:letter-spacing="normal" style:letter-kerning="true" style:text-position="0% 100%" fo:text-shadow="none" style:text-outline="false" fo:font-style="normal" style:text-line-through-type="none" style:text-underline-style="none" style:text-underline-color="font-color" fo:font-weight="normal" style:text-scale="100%" style:font-name="Noto Sans"/>
    </style:style>
    <style:style style:name="T2" style:family="text">
      <style:text-properties fo:color="#dadada" style:font-name="Noto Sans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none" fo:country="none" style:language-asian="none" style:country-asian="none" style:language-complex="none" style:country-complex="none" style:font-name-asian="Noto Sans" style:font-name-complex="Noto Sans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Time Taken By BST (t1)</text:p>
          </table:table-cell>
          <table:table-cell table:style-name="ce7" office:value-type="string" calcext:value-type="string">
            <text:p>Time Taken By AVL (t2)</text:p>
          </table:table-cell>
          <table:table-cell table:style-name="ce7" office:value-type="string" calcext:value-type="string">
            <text:p>Difference (dt = t1 – t2)</text:p>
          </table:table-cell>
          <table:table-cell table:style-name="ce7" office:value-type="string" calcext:value-type="string">
            <text:p>Percentage decrease (dt / d1 * 100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gopherberries</text:p>
          </table:table-cell>
          <table:table-cell office:value-type="float" office:value="0.000003381" calcext:value-type="float">
            <text:p>3.38E-06</text:p>
          </table:table-cell>
          <table:table-cell office:value-type="float" office:value="0.000004576" calcext:value-type="float">
            <text:p>4.58E-06</text:p>
          </table:table-cell>
          <table:table-cell table:formula="of:=[.C4]-[.D4]" office:value-type="float" office:value="-0.000001195" calcext:value-type="float">
            <text:p>-1.195E-06</text:p>
          </table:table-cell>
          <table:table-cell table:formula="of:=([.E4]/[.D4])*100" office:value-type="float" office:value="-26.1145104895105" calcext:value-type="float">
            <text:p>-26.1145104895105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<text:span text:style-name="T1"> asterion</text:span></text:p>
          </table:table-cell>
          <table:table-cell office:value-type="float" office:value="0.000002156" calcext:value-type="float">
            <text:p>2.16E-06</text:p>
          </table:table-cell>
          <table:table-cell office:value-type="float" office:value="0.000002371" calcext:value-type="float">
            <text:p>2.37E-06</text:p>
          </table:table-cell>
          <table:table-cell table:formula="of:=[.C5]-[.D5]" office:value-type="float" office:value="-0.000000215" calcext:value-type="float">
            <text:p>-2.15E-07</text:p>
          </table:table-cell>
          <table:table-cell table:formula="of:=([.E5]/[.D5])*100" office:value-type="float" office:value="-9.06790383804301" calcext:value-type="float">
            <text:p>-9.06790383804301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2">shemaka</text:span></text:p>
          </table:table-cell>
          <table:table-cell office:value-type="float" office:value="0.000002224" calcext:value-type="float">
            <text:p>2.22E-06</text:p>
          </table:table-cell>
          <table:table-cell office:value-type="float" office:value="0.000003251" calcext:value-type="float">
            <text:p>3.25E-06</text:p>
          </table:table-cell>
          <table:table-cell table:formula="of:=[.C6]-[.D6]" office:value-type="float" office:value="-0.000001027" calcext:value-type="float">
            <text:p>-1.027E-06</text:p>
          </table:table-cell>
          <table:table-cell table:formula="of:=([.E6]/[.D6])*100" office:value-type="float" office:value="-31.5902799138726" calcext:value-type="float">
            <text:p>-31.5902799138726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2">Close-clipped</text:span></text:p>
          </table:table-cell>
          <table:table-cell office:value-type="float" office:value="0.000002308" calcext:value-type="float">
            <text:p>2.31E-06</text:p>
          </table:table-cell>
          <table:table-cell office:value-type="float" office:value="0.000003112" calcext:value-type="float">
            <text:p>3.11E-06</text:p>
          </table:table-cell>
          <table:table-cell table:formula="of:=[.C7]-[.D7]" office:value-type="float" office:value="-0.000000804" calcext:value-type="float">
            <text:p>-8.04E-07</text:p>
          </table:table-cell>
          <table:table-cell table:formula="of:=([.E7]/[.D7])*100" office:value-type="float" office:value="-25.8354755784062" calcext:value-type="float">
            <text:p>-25.835475578406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2">jumbo</text:span></text:p>
          </table:table-cell>
          <table:table-cell office:value-type="float" office:value="0.000002818" calcext:value-type="float">
            <text:p>2.82E-06</text:p>
          </table:table-cell>
          <table:table-cell office:value-type="float" office:value="0.000003039" calcext:value-type="float">
            <text:p>3.04E-06</text:p>
          </table:table-cell>
          <table:table-cell table:formula="of:=[.C8]-[.D8]" office:value-type="float" office:value="-0.000000221" calcext:value-type="float">
            <text:p>-2.21E-07</text:p>
          </table:table-cell>
          <table:table-cell table:formula="of:=([.E8]/[.D8])*100" office:value-type="float" office:value="-7.27212898979928" calcext:value-type="float">
            <text:p>-7.27212898979928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<text:span text:style-name="T2">kernelless</text:span></text:p>
          </table:table-cell>
          <table:table-cell office:value-type="float" office:value="0.000001447" calcext:value-type="float">
            <text:p>1.45E-06</text:p>
          </table:table-cell>
          <table:table-cell office:value-type="float" office:value="0.00000261" calcext:value-type="float">
            <text:p>2.61E-06</text:p>
          </table:table-cell>
          <table:table-cell table:formula="of:=[.C9]-[.D9]" office:value-type="float" office:value="-0.000001163" calcext:value-type="float">
            <text:p>-1.163E-06</text:p>
          </table:table-cell>
          <table:table-cell table:formula="of:=([.E9]/[.D9])*100" office:value-type="float" office:value="-44.5593869731801" calcext:value-type="float">
            <text:p>-44.5593869731801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<text:span text:style-name="T2">focusless</text:span></text:p>
          </table:table-cell>
          <table:table-cell office:value-type="float" office:value="0.000021524" calcext:value-type="float">
            <text:p>2.15E-05</text:p>
          </table:table-cell>
          <table:table-cell office:value-type="float" office:value="0.000002856" calcext:value-type="float">
            <text:p>2.86E-06</text:p>
          </table:table-cell>
          <table:table-cell table:formula="of:=[.C10]-[.D10]" office:value-type="float" office:value="0.000018668" calcext:value-type="float">
            <text:p>1.8668E-05</text:p>
          </table:table-cell>
          <table:table-cell table:formula="of:=([.E10]/[.D10])*100" office:value-type="float" office:value="653.641456582633" calcext:value-type="float">
            <text:p>653.641456582633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2">prohydrotropic</text:span></text:p>
          </table:table-cell>
          <table:table-cell office:value-type="float" office:value="0.000001476" calcext:value-type="float">
            <text:p>1.48E-06</text:p>
          </table:table-cell>
          <table:table-cell office:value-type="float" office:value="0.000002164" calcext:value-type="float">
            <text:p>2.16E-06</text:p>
          </table:table-cell>
          <table:table-cell table:formula="of:=[.C11]-[.D11]" office:value-type="float" office:value="-0.000000688" calcext:value-type="float">
            <text:p>-6.88E-07</text:p>
          </table:table-cell>
          <table:table-cell table:formula="of:=([.E11]/[.D11])*100" office:value-type="float" office:value="-31.7929759704251" calcext:value-type="float">
            <text:p>-31.7929759704251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2">economists</text:span></text:p>
          </table:table-cell>
          <table:table-cell office:value-type="float" office:value="0.000002137" calcext:value-type="float">
            <text:p>2.14E-06</text:p>
          </table:table-cell>
          <table:table-cell office:value-type="float" office:value="0.000002963" calcext:value-type="float">
            <text:p>2.96E-06</text:p>
          </table:table-cell>
          <table:table-cell table:formula="of:=[.C12]-[.D12]" office:value-type="float" office:value="-0.000000826" calcext:value-type="float">
            <text:p>-8.26E-07</text:p>
          </table:table-cell>
          <table:table-cell table:formula="of:=([.E12]/[.D12])*100" office:value-type="float" office:value="-27.8771515356058" calcext:value-type="float">
            <text:p>-27.8771515356058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2">bostic</text:span></text:p>
          </table:table-cell>
          <table:table-cell office:value-type="float" office:value="0.000001793" calcext:value-type="float">
            <text:p>1.79E-06</text:p>
          </table:table-cell>
          <table:table-cell office:value-type="float" office:value="0.000002412" calcext:value-type="float">
            <text:p>2.41E-06</text:p>
          </table:table-cell>
          <table:table-cell table:formula="of:=[.C13]-[.D13]" office:value-type="float" office:value="-0.000000619" calcext:value-type="float">
            <text:p>-6.19E-07</text:p>
          </table:table-cell>
          <table:table-cell table:formula="of:=([.E13]/[.D13])*100" office:value-type="float" office:value="-25.6633499170813" calcext:value-type="float">
            <text:p>-25.6633499170813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<text:span text:style-name="T2">homotransplant</text:span></text:p>
          </table:table-cell>
          <table:table-cell office:value-type="float" office:value="0.000001803" calcext:value-type="float">
            <text:p>1.80E-06</text:p>
          </table:table-cell>
          <table:table-cell office:value-type="float" office:value="0.000002798" calcext:value-type="float">
            <text:p>2.80E-06</text:p>
          </table:table-cell>
          <table:table-cell table:formula="of:=[.C14]-[.D14]" office:value-type="float" office:value="-0.000000995" calcext:value-type="float">
            <text:p>-9.95E-07</text:p>
          </table:table-cell>
          <table:table-cell table:formula="of:=([.E14]/[.D14])*100" office:value-type="float" office:value="-35.5611150822016" calcext:value-type="float">
            <text:p>-35.56111508220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xns</text:p>
          </table:table-cell>
          <table:table-cell office:value-type="float" office:value="0.000001604" calcext:value-type="float">
            <text:p>1.60E-06</text:p>
          </table:table-cell>
          <table:table-cell office:value-type="float" office:value="0.000002202" calcext:value-type="float">
            <text:p>2.20E-06</text:p>
          </table:table-cell>
          <table:table-cell table:formula="of:=[.C15]-[.D15]" office:value-type="float" office:value="-0.000000598" calcext:value-type="float">
            <text:p>-5.98E-07</text:p>
          </table:table-cell>
          <table:table-cell table:formula="of:=([.E15]/[.D15])*100" office:value-type="float" office:value="-27.1571298819255" calcext:value-type="float">
            <text:p>-27.1571298819255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<text:span text:style-name="T2">vapouriser</text:span></text:p>
          </table:table-cell>
          <table:table-cell office:value-type="float" office:value="0.000001993" calcext:value-type="float">
            <text:p>1.99E-06</text:p>
          </table:table-cell>
          <table:table-cell office:value-type="float" office:value="0.000002832" calcext:value-type="float">
            <text:p>2.83E-06</text:p>
          </table:table-cell>
          <table:table-cell table:formula="of:=[.C16]-[.D16]" office:value-type="float" office:value="-0.000000839" calcext:value-type="float">
            <text:p>-8.39E-07</text:p>
          </table:table-cell>
          <table:table-cell table:formula="of:=([.E16]/[.D16])*100" office:value-type="float" office:value="-29.6257062146893" calcext:value-type="float">
            <text:p>-29.6257062146893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<text:span text:style-name="T2">outbarring</text:span></text:p>
          </table:table-cell>
          <table:table-cell office:value-type="float" office:value="0.000002858" calcext:value-type="float">
            <text:p>2.86E-06</text:p>
          </table:table-cell>
          <table:table-cell office:value-type="float" office:value="0.000002801" calcext:value-type="float">
            <text:p>2.80E-06</text:p>
          </table:table-cell>
          <table:table-cell table:formula="of:=[.C17]-[.D17]" office:value-type="float" office:value="0.000000057" calcext:value-type="float">
            <text:p>5.7E-08</text:p>
          </table:table-cell>
          <table:table-cell table:formula="of:=([.E17]/[.D17])*100" office:value-type="float" office:value="2.03498750446269" calcext:value-type="float">
            <text:p>2.03498750446269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<text:span text:style-name="T2">inoxidized</text:span></text:p>
          </table:table-cell>
          <table:table-cell office:value-type="float" office:value="0.000003563" calcext:value-type="float">
            <text:p>3.56E-06</text:p>
          </table:table-cell>
          <table:table-cell office:value-type="float" office:value="0.000003005" calcext:value-type="float">
            <text:p>3.01E-06</text:p>
          </table:table-cell>
          <table:table-cell table:formula="of:=[.C18]-[.D18]" office:value-type="float" office:value="0.000000558" calcext:value-type="float">
            <text:p>5.58E-07</text:p>
          </table:table-cell>
          <table:table-cell table:formula="of:=([.E18]/[.D18])*100" office:value-type="float" office:value="18.5690515806989" calcext:value-type="float">
            <text:p>18.5690515806989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<text:span text:style-name="T2">unlarcenous</text:span></text:p>
          </table:table-cell>
          <table:table-cell office:value-type="float" office:value="0.000003677" calcext:value-type="float">
            <text:p>3.68E-06</text:p>
          </table:table-cell>
          <table:table-cell office:value-type="float" office:value="0.000002255" calcext:value-type="float">
            <text:p>2.26E-06</text:p>
          </table:table-cell>
          <table:table-cell table:formula="of:=[.C19]-[.D19]" office:value-type="float" office:value="0.000001422" calcext:value-type="float">
            <text:p>1.422E-06</text:p>
          </table:table-cell>
          <table:table-cell table:formula="of:=([.E19]/[.D19])*100" office:value-type="float" office:value="63.059866962306" calcext:value-type="float">
            <text:p>63.059866962306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<text:span text:style-name="T2">Wainscot-joinde</text:span></text:p>
          </table:table-cell>
          <table:table-cell office:value-type="float" office:value="0.000002785" calcext:value-type="float">
            <text:p>2.79E-06</text:p>
          </table:table-cell>
          <table:table-cell office:value-type="float" office:value="0.000002081" calcext:value-type="float">
            <text:p>2.08E-06</text:p>
          </table:table-cell>
          <table:table-cell table:formula="of:=[.C20]-[.D20]" office:value-type="float" office:value="0.000000704" calcext:value-type="float">
            <text:p>7.04E-07</text:p>
          </table:table-cell>
          <table:table-cell table:formula="of:=([.E20]/[.D20])*100" office:value-type="float" office:value="33.8298894762134" calcext:value-type="float">
            <text:p>33.8298894762134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<text:span text:style-name="T2">zellamae</text:span></text:p>
          </table:table-cell>
          <table:table-cell office:value-type="float" office:value="0.00000185" calcext:value-type="float">
            <text:p>1.85E-06</text:p>
          </table:table-cell>
          <table:table-cell office:value-type="float" office:value="0.000002311" calcext:value-type="float">
            <text:p>2.31E-06</text:p>
          </table:table-cell>
          <table:table-cell table:formula="of:=[.C21]-[.D21]" office:value-type="float" office:value="-0.000000461" calcext:value-type="float">
            <text:p>-4.61E-07</text:p>
          </table:table-cell>
          <table:table-cell table:formula="of:=([.E21]/[.D21])*100" office:value-type="float" office:value="-19.9480744266551" calcext:value-type="float">
            <text:p>-19.9480744266551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<text:span text:style-name="T2">deperditely</text:span></text:p>
          </table:table-cell>
          <table:table-cell office:value-type="float" office:value="0.00000307" calcext:value-type="float">
            <text:p>3.07E-06</text:p>
          </table:table-cell>
          <table:table-cell office:value-type="float" office:value="0.000002807" calcext:value-type="float">
            <text:p>2.81E-06</text:p>
          </table:table-cell>
          <table:table-cell table:formula="of:=[.C22]-[.D22]" office:value-type="float" office:value="0.000000263" calcext:value-type="float">
            <text:p>2.63E-07</text:p>
          </table:table-cell>
          <table:table-cell table:formula="of:=([.E22]/[.D22])*100" office:value-type="float" office:value="9.36943355895974" calcext:value-type="float">
            <text:p>9.36943355895974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<text:span text:style-name="T2">Red-shirted</text:span></text:p>
          </table:table-cell>
          <table:table-cell office:value-type="float" office:value="0.000002162" calcext:value-type="float">
            <text:p>2.16E-06</text:p>
          </table:table-cell>
          <table:table-cell office:value-type="float" office:value="0.000002621" calcext:value-type="float">
            <text:p>2.62E-06</text:p>
          </table:table-cell>
          <table:table-cell table:formula="of:=[.C23]-[.D23]" office:value-type="float" office:value="-0.000000459" calcext:value-type="float">
            <text:p>-4.59E-07</text:p>
          </table:table-cell>
          <table:table-cell table:formula="of:=([.E23]/[.D23])*100" office:value-type="float" office:value="-17.5123998473865" calcext:value-type="float">
            <text:p>-17.5123998473865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<text:span text:style-name="T2">theistic</text:span></text:p>
          </table:table-cell>
          <table:table-cell office:value-type="float" office:value="0.0000033" calcext:value-type="float">
            <text:p>3.30E-06</text:p>
          </table:table-cell>
          <table:table-cell office:value-type="float" office:value="0.000003385" calcext:value-type="float">
            <text:p>3.39E-06</text:p>
          </table:table-cell>
          <table:table-cell table:formula="of:=[.C24]-[.D24]" office:value-type="float" office:value="-0.000000085" calcext:value-type="float">
            <text:p>-8.5E-08</text:p>
          </table:table-cell>
          <table:table-cell table:formula="of:=([.E24]/[.D24])*100" office:value-type="float" office:value="-2.51107828655835" calcext:value-type="float">
            <text:p>-2.51107828655835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<text:span text:style-name="T2">yogism</text:span></text:p>
          </table:table-cell>
          <table:table-cell office:value-type="float" office:value="0.000002782" calcext:value-type="float">
            <text:p>2.78E-06</text:p>
          </table:table-cell>
          <table:table-cell office:value-type="float" office:value="0.000002639" calcext:value-type="float">
            <text:p>2.64E-06</text:p>
          </table:table-cell>
          <table:table-cell table:formula="of:=[.C25]-[.D25]" office:value-type="float" office:value="0.000000143" calcext:value-type="float">
            <text:p>1.43E-07</text:p>
          </table:table-cell>
          <table:table-cell table:formula="of:=([.E25]/[.D25])*100" office:value-type="float" office:value="5.41871921182265" calcext:value-type="float">
            <text:p>5.41871921182265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<text:span text:style-name="T2">lecithinase</text:span></text:p>
          </table:table-cell>
          <table:table-cell office:value-type="float" office:value="0.000003779" calcext:value-type="float">
            <text:p>3.78E-06</text:p>
          </table:table-cell>
          <table:table-cell office:value-type="float" office:value="0.000002711" calcext:value-type="float">
            <text:p>2.71E-06</text:p>
          </table:table-cell>
          <table:table-cell table:formula="of:=[.C26]-[.D26]" office:value-type="float" office:value="0.000001068" calcext:value-type="float">
            <text:p>1.068E-06</text:p>
          </table:table-cell>
          <table:table-cell table:formula="of:=([.E26]/[.D26])*100" office:value-type="float" office:value="39.3950571744744" calcext:value-type="float">
            <text:p>39.3950571744744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<text:span text:style-name="T2">misguidedly</text:span></text:p>
          </table:table-cell>
          <table:table-cell office:value-type="float" office:value="0.000003347" calcext:value-type="float">
            <text:p>3.35E-06</text:p>
          </table:table-cell>
          <table:table-cell office:value-type="float" office:value="0.000002556" calcext:value-type="float">
            <text:p>2.56E-06</text:p>
          </table:table-cell>
          <table:table-cell table:formula="of:=[.C27]-[.D27]" office:value-type="float" office:value="0.000000791" calcext:value-type="float">
            <text:p>7.91E-07</text:p>
          </table:table-cell>
          <table:table-cell table:formula="of:=([.E27]/[.D27])*100" office:value-type="float" office:value="30.9467918622848" calcext:value-type="float">
            <text:p>30.9467918622848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<text:span text:style-name="T2">nongarrulous</text:span></text:p>
          </table:table-cell>
          <table:table-cell office:value-type="float" office:value="0.000003372" calcext:value-type="float">
            <text:p>3.37E-06</text:p>
          </table:table-cell>
          <table:table-cell office:value-type="float" office:value="0.000002487" calcext:value-type="float">
            <text:p>2.49E-06</text:p>
          </table:table-cell>
          <table:table-cell table:formula="of:=[.C28]-[.D28]" office:value-type="float" office:value="0.000000885" calcext:value-type="float">
            <text:p>8.85E-07</text:p>
          </table:table-cell>
          <table:table-cell table:formula="of:=([.E28]/[.D28])*100" office:value-type="float" office:value="35.5850422195416" calcext:value-type="float">
            <text:p>35.585042219541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Default" office:value-type="string" calcext:value-type="string">
            <text:p>quarantinable</text:p>
          </table:table-cell>
          <table:table-cell office:value-type="float" office:value="0.00000262" calcext:value-type="float">
            <text:p>2.62E-06</text:p>
          </table:table-cell>
          <table:table-cell office:value-type="float" office:value="0.000003088" calcext:value-type="float">
            <text:p>3.09E-06</text:p>
          </table:table-cell>
          <table:table-cell table:formula="of:=[.C29]-[.D29]" office:value-type="float" office:value="-0.000000468" calcext:value-type="float">
            <text:p>-4.68E-07</text:p>
          </table:table-cell>
          <table:table-cell table:formula="of:=([.E29]/[.D29])*100" office:value-type="float" office:value="-15.1554404145078" calcext:value-type="float">
            <text:p>-15.15544041450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ato sans" svg:font-family="'Nato sans'" style:font-family-generic="swiss"/>
    <style:font-face style:name="Lohit Kannada" svg:font-family="'Lohit Kannada'" style:font-pitch="variable"/>
    <style:font-face style:name="Noto Sans" svg:font-family="'Noto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Buhid" svg:font-family="'Noto Sans Buhi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8T19:00:19.012163870</meta:creation-date>
    <dc:date>2019-03-09T05:11:24.687446834</dc:date>
    <meta:editing-duration>PT6M3S</meta:editing-duration>
    <meta:editing-cycles>1</meta:editing-cycles>
    <meta:generator>LibreOffice/6.0.7.3$Linux_X86_64 LibreOffice_project/00m0$Build-3</meta:generator>
    <meta:document-statistic meta:table-count="1" meta:cell-count="162" meta:object-count="0"/>
  </office:meta>
</office:document-meta>
</file>